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currentHashMapDeserializerTest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currentHashMapDeserializerTest.test_className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currentHashMapDeserializer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currentHashMapDeserializerTest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currentHashMapDeserializerTest.test_className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currentHashMapDeserializerTest.test_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